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9.8mm"/>
    </style:style>
    <style:style style:name="co4" style:family="table-column">
      <style:table-column-properties fo:break-before="auto" style:column-width="22.93mm"/>
    </style:style>
    <style:style style:name="co5" style:family="table-column">
      <style:table-column-properties fo:break-before="auto" style:column-width="38.81mm"/>
    </style:style>
    <style:style style:name="co6" style:family="table-column">
      <style:table-column-properties fo:break-before="auto" style:column-width="40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entence_and_template_generator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dbo:Film</text:p>
          </table:table-cell>
          <table:table-cell table:number-columns-repeated="2"/>
          <table:table-cell office:value-type="string" calcext:value-type="string">
            <text:p>Who is the <text:s/>author of &lt;A&gt; ?</text:p>
          </table:table-cell>
          <table:table-cell office:value-type="string" calcext:value-type="string">
            <text:p>select ?x where { &lt;A&gt; <text:s/>dbo:author ?x <text:s/>} </text:p>
          </table:table-cell>
          <table:table-cell office:value-type="string" calcext:value-type="string">
            <text:p>select distinct(?a) where { ?a dbo:author [] <text:s/>} </text:p>
          </table:table-cell>
          <table:table-cell office:value-type="float" office:value="0.0000111025698912452" calcext:value-type="float">
            <text:p>1.11025698912452E-05</text:p>
          </table:table-cell>
        </table:table-row>
        <table:table-row table:style-name="ro1">
          <table:table-cell office:value-type="string" calcext:value-type="string">
            <text:p>dbo:Film</text:p>
          </table:table-cell>
          <table:table-cell table:number-columns-repeated="2"/>
          <table:table-cell office:value-type="string" calcext:value-type="string">
            <text:p>What is the number of <text:s/>author of &lt;A&gt; ?</text:p>
          </table:table-cell>
          <table:table-cell office:value-type="string" calcext:value-type="string">
            <text:p>select count(*) as ?x where { &lt;A&gt; <text:s/>dbo:author ?x <text:s/>} </text:p>
          </table:table-cell>
          <table:table-cell office:value-type="string" calcext:value-type="string">
            <text:p>select distinct(?a) where { ?a dbo:author [] <text:s/>} </text:p>
          </table:table-cell>
          <table:table-cell office:value-type="float" office:value="0.0000111025698912452" calcext:value-type="float">
            <text:p>1.11025698912452E-05</text:p>
          </table:table-cell>
        </table:table-row>
        <table:table-row table:style-name="ro1">
          <table:table-cell office:value-type="string" calcext:value-type="string">
            <text:p>dbo:Film</text:p>
          </table:table-cell>
          <table:table-cell table:number-columns-repeated="2"/>
          <table:table-cell office:value-type="string" calcext:value-type="string">
            <text:p>What is the <text:s/>agency of author of &lt;A&gt; ?</text:p>
          </table:table-cell>
          <table:table-cell office:value-type="string" calcext:value-type="string">
            <text:p>select ?x where { &lt;A&gt; <text:s/>dbo:author ?x1 . ?x1 dbo:agency ?x <text:s/>} </text:p>
          </table:table-cell>
          <table:table-cell office:value-type="string" calcext:value-type="string">
            <text:p>select distinct(?a) where { ?a dbo:author [] . ?a <text:s/>dbo:author ?x1 . ?x1 <text:s/>dbo:agency ?x }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o:Film</text:p>
          </table:table-cell>
          <table:table-cell table:number-columns-repeated="2"/>
          <table:table-cell office:value-type="string" calcext:value-type="string">
            <text:p>What is the number of <text:s/>agency of author of &lt;A&gt; ?</text:p>
          </table:table-cell>
          <table:table-cell office:value-type="string" calcext:value-type="string">
            <text:p>select count(*) as ?x where { &lt;A&gt; <text:s/>dbo:author ?x1 . ?x1 dbo:agency ?x <text:s/>} </text:p>
          </table:table-cell>
          <table:table-cell office:value-type="string" calcext:value-type="string">
            <text:p>select distinct(?a) where { ?a dbo:author [] . ?a <text:s/>dbo:author ?x1 . ?x1 <text:s/>dbo:agency ?x }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o:Film</text:p>
          </table:table-cell>
          <table:table-cell table:number-columns-repeated="2"/>
          <table:table-cell office:value-type="string" calcext:value-type="string">
            <text:p>What is the <text:s/>allegiance of author of &lt;A&gt; ?</text:p>
          </table:table-cell>
          <table:table-cell office:value-type="string" calcext:value-type="string">
            <text:p>select ?x where { &lt;A&gt; <text:s/>dbo:author ?x1 . ?x1 dbo:allegiance ?x <text:s/>} </text:p>
          </table:table-cell>
          <table:table-cell office:value-type="string" calcext:value-type="string">
            <text:p>select distinct(?a) where { ?a dbo:author [] . ?a <text:s/>dbo:author ?x1 . ?x1 <text:s/>dbo:allegiance ?x } </text:p>
          </table:table-cell>
          <table:table-cell office:value-type="float" office:value="0.00000596239587968409" calcext:value-type="float">
            <text:p>5.96239587968409E-06</text:p>
          </table:table-cell>
        </table:table-row>
        <table:table-row table:style-name="ro1">
          <table:table-cell office:value-type="string" calcext:value-type="string">
            <text:p>dbo:Film</text:p>
          </table:table-cell>
          <table:table-cell table:number-columns-repeated="2"/>
          <table:table-cell office:value-type="string" calcext:value-type="string">
            <text:p>What is the number of <text:s/>allegiance of author of &lt;A&gt; ?</text:p>
          </table:table-cell>
          <table:table-cell office:value-type="string" calcext:value-type="string">
            <text:p>select count(*) as ?x where { &lt;A&gt; <text:s/>dbo:author ?x1 . ?x1 dbo:allegiance ?x <text:s/>} </text:p>
          </table:table-cell>
          <table:table-cell office:value-type="string" calcext:value-type="string">
            <text:p>select distinct(?a) where { ?a dbo:author [] . ?a <text:s/>dbo:author ?x1 . ?x1 <text:s/>dbo:allegiance ?x } </text:p>
          </table:table-cell>
          <table:table-cell office:value-type="float" office:value="0.00000596239587968409" calcext:value-type="float">
            <text:p>5.96239587968409E-06</text:p>
          </table:table-cell>
        </table:table-row>
        <table:table-row table:style-name="ro1">
          <table:table-cell office:value-type="string" calcext:value-type="string">
            <text:p>dbo:Film</text:p>
          </table:table-cell>
          <table:table-cell table:number-columns-repeated="2"/>
          <table:table-cell office:value-type="string" calcext:value-type="string">
            <text:p>What is the <text:s/>alma mater of author of &lt;A&gt; ?</text:p>
          </table:table-cell>
          <table:table-cell office:value-type="string" calcext:value-type="string">
            <text:p>select ?x where { &lt;A&gt; <text:s/>dbo:author ?x1 . ?x1 dbo:almaMater ?x <text:s/>} </text:p>
          </table:table-cell>
          <table:table-cell office:value-type="string" calcext:value-type="string">
            <text:p>select distinct(?a) where { ?a dbo:author [] . ?a <text:s/>dbo:author ?x1 . ?x1 <text:s/>dbo:almaMater ?x } </text:p>
          </table:table-cell>
          <table:table-cell office:value-type="float" office:value="0.0000172857432356418" calcext:value-type="float">
            <text:p>1.72857432356418E-05</text:p>
          </table:table-cell>
        </table:table-row>
        <table:table-row table:style-name="ro1">
          <table:table-cell office:value-type="string" calcext:value-type="string">
            <text:p>dbo:Film</text:p>
          </table:table-cell>
          <table:table-cell table:number-columns-repeated="2"/>
          <table:table-cell office:value-type="string" calcext:value-type="string">
            <text:p>When is the <text:s/>birth date of author of &lt;A&gt; ?</text:p>
          </table:table-cell>
          <table:table-cell office:value-type="string" calcext:value-type="string">
            <text:p>select ?x where { &lt;A&gt; <text:s/>dbo:author ?x1 . ?x1 dbo:birthDate ?x } </text:p>
          </table:table-cell>
          <table:table-cell office:value-type="string" calcext:value-type="string">
            <text:p>select distinct(?a) where { ?a dbo:author [] . ?a <text:s/>dbo:author ?x1 . ?x1 <text:s/>dbo:birthDate ?x } </text:p>
          </table:table-cell>
          <table:table-cell office:value-type="float" office:value="0.0000116693505915712" calcext:value-type="float">
            <text:p>1.16693505915712E-05</text:p>
          </table:table-cell>
        </table:table-row>
        <table:table-row table:style-name="ro1">
          <table:table-cell office:value-type="string" calcext:value-type="string">
            <text:p>dbo:Film</text:p>
          </table:table-cell>
          <table:table-cell table:number-columns-repeated="2"/>
          <table:table-cell office:value-type="string" calcext:value-type="string">
            <text:p>What is the number of <text:s/>birth date of author of &lt;A&gt; ?</text:p>
          </table:table-cell>
          <table:table-cell office:value-type="string" calcext:value-type="string">
            <text:p>select count(*) as ?x where { &lt;A&gt; <text:s/>dbo:author ?x1 . ?x1 dbo:birthDate ?x <text:s/>} </text:p>
          </table:table-cell>
          <table:table-cell office:value-type="string" calcext:value-type="string">
            <text:p>select distinct(?a) where { ?a dbo:author [] . ?a <text:s/>dbo:author ?x1 . ?x1 <text:s/>dbo:birthDate ?x } </text:p>
          </table:table-cell>
          <table:table-cell office:value-type="float" office:value="0.0000116693505915712" calcext:value-type="float">
            <text:p>1.16693505915712E-05</text:p>
          </table:table-cell>
        </table:table-row>
        <table:table-row table:style-name="ro1">
          <table:table-cell office:value-type="string" calcext:value-type="string">
            <text:p>dbo:Film</text:p>
          </table:table-cell>
          <table:table-cell table:number-columns-repeated="2"/>
          <table:table-cell office:value-type="string" calcext:value-type="string">
            <text:p>Which one is the oldest based on birth date of author of &lt;A&gt; ?</text:p>
          </table:table-cell>
          <table:table-cell office:value-type="string" calcext:value-type="string">
            <text:p>select distinct(?x) where { &lt;A&gt; <text:s/>dbo:author ?x1 . ?x1 dbo:birthDate ?x <text:s/>} order by ?x limit 1 </text:p>
          </table:table-cell>
          <table:table-cell office:value-type="string" calcext:value-type="string">
            <text:p>select distinct(?a) where { ?a dbo:author [] . ?a <text:s/>dbo:author ?x1 . ?x1 <text:s/>dbo:birthDate ?x } </text:p>
          </table:table-cell>
          <table:table-cell office:value-type="float" office:value="0.0000116693505915712" calcext:value-type="float">
            <text:p>1.16693505915712E-05</text:p>
          </table:table-cell>
        </table:table-row>
        <table:table-row table:style-name="ro1">
          <table:table-cell office:value-type="string" calcext:value-type="string">
            <text:p>dbo:Film</text:p>
          </table:table-cell>
          <table:table-cell table:number-columns-repeated="2"/>
          <table:table-cell office:value-type="string" calcext:value-type="string">
            <text:p>What is the <text:s/>birth name of author of &lt;A&gt; ?</text:p>
          </table:table-cell>
          <table:table-cell office:value-type="string" calcext:value-type="string">
            <text:p>select ?x where { &lt;A&gt; <text:s/>dbo:author ?x1 . ?x1 dbo:birthName ?x <text:s/>} </text:p>
          </table:table-cell>
          <table:table-cell office:value-type="string" calcext:value-type="string">
            <text:p>select distinct(?a) where { ?a dbo:author [] . ?a <text:s/>dbo:author ?x1 . ?x1 <text:s/>dbo:birthName ?x } </text:p>
          </table:table-cell>
          <table:table-cell office:value-type="float" office:value="0.0000375704659999027" calcext:value-type="float">
            <text:p>3.75704659999027E-05</text:p>
          </table:table-cell>
        </table:table-row>
        <table:table-row table:style-name="ro1">
          <table:table-cell office:value-type="string" calcext:value-type="string">
            <text:p>dbo:Film</text:p>
          </table:table-cell>
          <table:table-cell table:number-columns-repeated="2"/>
          <table:table-cell office:value-type="string" calcext:value-type="string">
            <text:p>Where is the <text:s/>birth place of author of &lt;A&gt; ?</text:p>
          </table:table-cell>
          <table:table-cell office:value-type="string" calcext:value-type="string">
            <text:p>select ?x where { &lt;A&gt; <text:s/>dbo:author ?x1 . ?x1 dbo:birthPlace ?x <text:s/>} </text:p>
          </table:table-cell>
          <table:table-cell office:value-type="string" calcext:value-type="string">
            <text:p>select distinct(?a) where { ?a dbo:author [] . ?a <text:s/>dbo:author ?x1 . ?x1 <text:s/>dbo:birthPlace ?x } </text:p>
          </table:table-cell>
          <table:table-cell office:value-type="float" office:value="0.0000104974559450117" calcext:value-type="float">
            <text:p>1.04974559450117E-05</text:p>
          </table:table-cell>
        </table:table-row>
        <table:table-row table:style-name="ro1">
          <table:table-cell office:value-type="string" calcext:value-type="string">
            <text:p>dbo:Film</text:p>
          </table:table-cell>
          <table:table-cell table:number-columns-repeated="2"/>
          <table:table-cell office:value-type="string" calcext:value-type="string">
            <text:p>What is the number of <text:s/>birth place of author of &lt;A&gt; ?</text:p>
          </table:table-cell>
          <table:table-cell office:value-type="string" calcext:value-type="string">
            <text:p>select count(*) as ?x where { &lt;A&gt; <text:s/>dbo:author ?x1 . ?x1 dbo:birthPlace ?x <text:s/>} </text:p>
          </table:table-cell>
          <table:table-cell office:value-type="string" calcext:value-type="string">
            <text:p>select distinct(?a) where { ?a dbo:author [] . ?a <text:s/>dbo:author ?x1 . ?x1 <text:s/>dbo:birthPlace ?x } </text:p>
          </table:table-cell>
          <table:table-cell office:value-type="float" office:value="0.0000104974559450117" calcext:value-type="float">
            <text:p>1.04974559450117E-05</text:p>
          </table:table-cell>
        </table:table-row>
        <table:table-row table:style-name="ro1">
          <table:table-cell office:value-type="string" calcext:value-type="string">
            <text:p>dbo:Film</text:p>
          </table:table-cell>
          <table:table-cell table:number-columns-repeated="2"/>
          <table:table-cell office:value-type="string" calcext:value-type="string">
            <text:p>What is the <text:s/>birth year of author of &lt;A&gt; ?</text:p>
          </table:table-cell>
          <table:table-cell office:value-type="string" calcext:value-type="string">
            <text:p>select ?x where { &lt;A&gt; <text:s/>dbo:author ?x1 . ?x1 dbo:birthYear ?x <text:s/>} </text:p>
          </table:table-cell>
          <table:table-cell office:value-type="string" calcext:value-type="string">
            <text:p>select distinct(?a) where { ?a dbo:author [] . ?a <text:s/>dbo:author ?x1 . ?x1 <text:s/>dbo:birthYear ?x } </text:p>
          </table:table-cell>
          <table:table-cell office:value-type="float" office:value="0.0000171632258100116" calcext:value-type="float">
            <text:p>1.71632258100116E-05</text:p>
          </table:table-cell>
        </table:table-row>
        <table:table-row table:style-name="ro1">
          <table:table-cell office:value-type="string" calcext:value-type="string">
            <text:p>dbo:Film</text:p>
          </table:table-cell>
          <table:table-cell table:number-columns-repeated="2"/>
          <table:table-cell office:value-type="string" calcext:value-type="string">
            <text:p>What is the <text:s/>board of author of &lt;A&gt; ?</text:p>
          </table:table-cell>
          <table:table-cell office:value-type="string" calcext:value-type="string">
            <text:p>select ?x where { &lt;A&gt; <text:s/>dbo:author ?x1 . ?x1 dbo:board ?x <text:s/>} </text:p>
          </table:table-cell>
          <table:table-cell office:value-type="string" calcext:value-type="string">
            <text:p>select distinct(?a) where { ?a dbo:author [] . ?a <text:s/>dbo:author ?x1 . ?x1 <text:s/>dbo:board ?x } </text:p>
          </table:table-cell>
          <table:table-cell office:value-type="float" office:value="0.0000172155145327594" calcext:value-type="float">
            <text:p>1.72155145327594E-05</text:p>
          </table:table-cell>
        </table:table-row>
        <table:table-row table:style-name="ro1">
          <table:table-cell office:value-type="string" calcext:value-type="string">
            <text:p>dbo:Film</text:p>
          </table:table-cell>
          <table:table-cell table:number-columns-repeated="2"/>
          <table:table-cell office:value-type="string" calcext:value-type="string">
            <text:p>What is the number of <text:s/>board of author of &lt;A&gt; ?</text:p>
          </table:table-cell>
          <table:table-cell office:value-type="string" calcext:value-type="string">
            <text:p>select count(*) as ?x where { &lt;A&gt; <text:s/>dbo:author ?x1 . ?x1 dbo:board ?x <text:s/>} </text:p>
          </table:table-cell>
          <table:table-cell office:value-type="string" calcext:value-type="string">
            <text:p>select distinct(?a) where { ?a dbo:author [] . ?a <text:s/>dbo:author ?x1 . ?x1 <text:s/>dbo:board ?x } </text:p>
          </table:table-cell>
          <table:table-cell office:value-type="float" office:value="0.0000172155145327594" calcext:value-type="float">
            <text:p>1.72155145327594E-05</text:p>
          </table:table-cell>
        </table:table-row>
        <table:table-row table:style-name="ro1">
          <table:table-cell office:value-type="string" calcext:value-type="string">
            <text:p>dbo:Film</text:p>
          </table:table-cell>
          <table:table-cell table:number-columns-repeated="2"/>
          <table:table-cell office:value-type="string" calcext:value-type="string">
            <text:p>What is the <text:s/>career station of author of &lt;A&gt; ?</text:p>
          </table:table-cell>
          <table:table-cell office:value-type="string" calcext:value-type="string">
            <text:p>select ?x where { &lt;A&gt; <text:s/>dbo:author ?x1 . ?x1 dbo:careerStation ?x <text:s/>} </text:p>
          </table:table-cell>
          <table:table-cell office:value-type="string" calcext:value-type="string">
            <text:p>select distinct(?a) where { ?a dbo:author [] . ?a <text:s/>dbo:author ?x1 . ?x1 <text:s/>dbo:careerStation ?x } </text:p>
          </table:table-cell>
          <table:table-cell office:value-type="float" office:value="0.00000322380558029" calcext:value-type="float">
            <text:p>3.22380558029E-06</text:p>
          </table:table-cell>
        </table:table-row>
        <table:table-row table:style-name="ro1">
          <table:table-cell office:value-type="string" calcext:value-type="string">
            <text:p>dbo:Film</text:p>
          </table:table-cell>
          <table:table-cell table:number-columns-repeated="2"/>
          <table:table-cell office:value-type="string" calcext:value-type="string">
            <text:p>What is the <text:s/>championships of author of &lt;A&gt; ?</text:p>
          </table:table-cell>
          <table:table-cell office:value-type="string" calcext:value-type="string">
            <text:p>select ?x where { &lt;A&gt; <text:s/>dbo:author ?x1 . ?x1 dbo:championships ?x <text:s/>} </text:p>
          </table:table-cell>
          <table:table-cell office:value-type="string" calcext:value-type="string">
            <text:p>select distinct(?a) where { ?a dbo:author [] . ?a <text:s/>dbo:author ?x1 . ?x1 <text:s/>dbo:championships ?x } </text:p>
          </table:table-cell>
          <table:table-cell office:value-type="float" office:value="0.00001457961469375" calcext:value-type="float">
            <text:p>1.457961469375E-05</text:p>
          </table:table-cell>
        </table:table-row>
        <table:table-row table:style-name="ro1">
          <table:table-cell office:value-type="string" calcext:value-type="string">
            <text:p>dbo:Film</text:p>
          </table:table-cell>
          <table:table-cell table:number-columns-repeated="2"/>
          <table:table-cell office:value-type="string" calcext:value-type="string">
            <text:p>Which one the highest based onchampionships of author of &lt;A&gt; ?</text:p>
          </table:table-cell>
          <table:table-cell office:value-type="string" calcext:value-type="string">
            <text:p>select distinct(?x)where { &lt;A&gt; <text:s/>dbo:author ?x1 . ?x1 dbo:championships ?x } order by ?x limit</text:p>
          </table:table-cell>
          <table:table-cell office:value-type="string" calcext:value-type="string">
            <text:p>select distinct(?a) where { ?a dbo:author [] . ?a <text:s/>dbo:author ?x1 . ?x1 <text:s/>dbo:championships ?x } </text:p>
          </table:table-cell>
          <table:table-cell office:value-type="float" office:value="0.00001457961469375" calcext:value-type="float">
            <text:p>1.457961469375E-05</text:p>
          </table:table-cell>
        </table:table-row>
        <table:table-row table:style-name="ro1">
          <table:table-cell office:value-type="string" calcext:value-type="string">
            <text:p>dbo:Film</text:p>
          </table:table-cell>
          <table:table-cell table:number-columns-repeated="2"/>
          <table:table-cell office:value-type="string" calcext:value-type="string">
            <text:p>Who is the <text:s/>child of author of &lt;A&gt; ?</text:p>
          </table:table-cell>
          <table:table-cell office:value-type="string" calcext:value-type="string">
            <text:p>select ?x where { &lt;A&gt; <text:s/>dbo:author ?x1 . ?x1 dbo:child ?x <text:s/>} </text:p>
          </table:table-cell>
          <table:table-cell office:value-type="string" calcext:value-type="string">
            <text:p>select distinct(?a) where { ?a dbo:author [] . ?a <text:s/>dbo:author ?x1 . ?x1 <text:s/>dbo:child ?x } </text:p>
          </table:table-cell>
          <table:table-cell office:value-type="float" office:value="0.0000138455056785631" calcext:value-type="float">
            <text:p>1.38455056785631E-05</text:p>
          </table:table-cell>
        </table:table-row>
        <table:table-row table:style-name="ro1">
          <table:table-cell office:value-type="string" calcext:value-type="string">
            <text:p>dbo:Film</text:p>
          </table:table-cell>
          <table:table-cell table:number-columns-repeated="2"/>
          <table:table-cell office:value-type="string" calcext:value-type="string">
            <text:p>What is the number of <text:s/>child of author of &lt;A&gt; ?</text:p>
          </table:table-cell>
          <table:table-cell office:value-type="string" calcext:value-type="string">
            <text:p>select count(*) as ?x where { &lt;A&gt; <text:s/>dbo:author ?x1 . ?x1 dbo:child ?x <text:s/>} </text:p>
          </table:table-cell>
          <table:table-cell office:value-type="string" calcext:value-type="string">
            <text:p>select distinct(?a) where { ?a dbo:author [] . ?a <text:s/>dbo:author ?x1 . ?x1 <text:s/>dbo:child ?x } </text:p>
          </table:table-cell>
          <table:table-cell office:value-type="float" office:value="0.0000138455056785631" calcext:value-type="float">
            <text:p>1.38455056785631E-05</text:p>
          </table:table-cell>
        </table:table-row>
        <table:table-row table:style-name="ro1">
          <table:table-cell office:value-type="string" calcext:value-type="string">
            <text:p>dbo:Film</text:p>
          </table:table-cell>
          <table:table-cell table:number-columns-repeated="2"/>
          <table:table-cell office:value-type="string" calcext:value-type="string">
            <text:p>What is the <text:s/>citizenship of author of &lt;A&gt; ?</text:p>
          </table:table-cell>
          <table:table-cell office:value-type="string" calcext:value-type="string">
            <text:p>select ?x where { &lt;A&gt; <text:s/>dbo:author ?x1 . ?x1 dbo:citizenship ?x <text:s/>} </text:p>
          </table:table-cell>
          <table:table-cell office:value-type="string" calcext:value-type="string">
            <text:p>select distinct(?a) where { ?a dbo:author [] . ?a <text:s/>dbo:author ?x1 . ?x1 <text:s/>dbo:citizenship ?x } </text:p>
          </table:table-cell>
          <table:table-cell office:value-type="float" office:value="0.0000281486281084118" calcext:value-type="float">
            <text:p>2.81486281084118E-05</text:p>
          </table:table-cell>
        </table:table-row>
        <table:table-row table:style-name="ro1">
          <table:table-cell office:value-type="string" calcext:value-type="string">
            <text:p>dbo:Film</text:p>
          </table:table-cell>
          <table:table-cell table:number-columns-repeated="2"/>
          <table:table-cell office:value-type="string" calcext:value-type="string">
            <text:p>What is the number of <text:s/>citizenship of author of &lt;A&gt; ?</text:p>
          </table:table-cell>
          <table:table-cell office:value-type="string" calcext:value-type="string">
            <text:p>select count(*) as ?x where { &lt;A&gt; <text:s/>dbo:author ?x1 . ?x1 dbo:citizenship ?x <text:s/>} </text:p>
          </table:table-cell>
          <table:table-cell office:value-type="string" calcext:value-type="string">
            <text:p>select distinct(?a) where { ?a dbo:author [] . ?a <text:s/>dbo:author ?x1 . ?x1 <text:s/>dbo:citizenship ?x } </text:p>
          </table:table-cell>
          <table:table-cell office:value-type="float" office:value="0.0000281486281084118" calcext:value-type="float">
            <text:p>2.81486281084118E-05</text:p>
          </table:table-cell>
        </table:table-row>
        <table:table-row table:style-name="ro1">
          <table:table-cell office:value-type="string" calcext:value-type="string">
            <text:p>dbo:Film</text:p>
          </table:table-cell>
          <table:table-cell table:number-columns-repeated="2"/>
          <table:table-cell office:value-type="string" calcext:value-type="string">
            <text:p>What is the <text:s/>college of author of &lt;A&gt; ?</text:p>
          </table:table-cell>
          <table:table-cell office:value-type="string" calcext:value-type="string">
            <text:p>select ?x where { &lt;A&gt; <text:s/>dbo:author ?x1 . ?x1 dbo:college ?x <text:s/>} </text:p>
          </table:table-cell>
          <table:table-cell office:value-type="string" calcext:value-type="string">
            <text:p>select distinct(?a) where { ?a dbo:author [] . ?a <text:s/>dbo:author ?x1 . ?x1 <text:s/>dbo:college ?x } </text:p>
          </table:table-cell>
          <table:table-cell office:value-type="float" office:value="0.00000661476152773571" calcext:value-type="float">
            <text:p>6.61476152773571E-06</text:p>
          </table:table-cell>
        </table:table-row>
        <table:table-row table:style-name="ro1">
          <table:table-cell office:value-type="string" calcext:value-type="string">
            <text:p>dbo:Film</text:p>
          </table:table-cell>
          <table:table-cell table:number-columns-repeated="2"/>
          <table:table-cell office:value-type="string" calcext:value-type="string">
            <text:p>What is the <text:s/>death cause of author of &lt;A&gt; ?</text:p>
          </table:table-cell>
          <table:table-cell office:value-type="string" calcext:value-type="string">
            <text:p>select ?x where { &lt;A&gt; <text:s/>dbo:author ?x1 . ?x1 dbo:deathCause ?x <text:s/>} </text:p>
          </table:table-cell>
          <table:table-cell office:value-type="string" calcext:value-type="string">
            <text:p>select distinct(?a) where { ?a dbo:author [] . ?a <text:s/>dbo:author ?x1 . ?x1 <text:s/>dbo:deathCause ?x } </text:p>
          </table:table-cell>
          <table:table-cell office:value-type="float" office:value="0.0000144996920222702" calcext:value-type="float">
            <text:p>1.44996920222702E-05</text:p>
          </table:table-cell>
        </table:table-row>
        <table:table-row table:style-name="ro1">
          <table:table-cell office:value-type="string" calcext:value-type="string">
            <text:p>dbo:Film</text:p>
          </table:table-cell>
          <table:table-cell table:number-columns-repeated="2"/>
          <table:table-cell office:value-type="string" calcext:value-type="string">
            <text:p>What is the number of <text:s/>death cause of author of &lt;A&gt; ?</text:p>
          </table:table-cell>
          <table:table-cell office:value-type="string" calcext:value-type="string">
            <text:p>select count(*) as ?x where { &lt;A&gt; <text:s/>dbo:author ?x1 . ?x1 dbo:deathCause ?x <text:s/>} </text:p>
          </table:table-cell>
          <table:table-cell office:value-type="string" calcext:value-type="string">
            <text:p>select distinct(?a) where { ?a dbo:author [] . ?a <text:s/>dbo:author ?x1 . ?x1 <text:s/>dbo:deathCause ?x } </text:p>
          </table:table-cell>
          <table:table-cell office:value-type="float" office:value="0.0000144996920222702" calcext:value-type="float">
            <text:p>1.44996920222702E-05</text:p>
          </table:table-cell>
        </table:table-row>
        <table:table-row table:style-name="ro1">
          <table:table-cell office:value-type="string" calcext:value-type="string">
            <text:p>dbo:Film</text:p>
          </table:table-cell>
          <table:table-cell table:number-columns-repeated="2"/>
          <table:table-cell office:value-type="string" calcext:value-type="string">
            <text:p>When is the <text:s/>death date of author of &lt;A&gt; ?</text:p>
          </table:table-cell>
          <table:table-cell office:value-type="string" calcext:value-type="string">
            <text:p>select ?x where { &lt;A&gt; <text:s/>dbo:author ?x1 . ?x1 dbo:deathDate ?x } </text:p>
          </table:table-cell>
          <table:table-cell office:value-type="string" calcext:value-type="string">
            <text:p>select distinct(?a) where { ?a dbo:author [] . ?a <text:s/>dbo:author ?x1 . ?x1 <text:s/>dbo:deathDate ?x } </text:p>
          </table:table-cell>
          <table:table-cell office:value-type="float" office:value="0.00000992851138417366" calcext:value-type="float">
            <text:p>9.92851138417366E-06</text:p>
          </table:table-cell>
        </table:table-row>
        <table:table-row table:style-name="ro1">
          <table:table-cell office:value-type="string" calcext:value-type="string">
            <text:p>dbo:Film</text:p>
          </table:table-cell>
          <table:table-cell table:number-columns-repeated="2"/>
          <table:table-cell office:value-type="string" calcext:value-type="string">
            <text:p>What is the number of <text:s/>death date of author of &lt;A&gt; ?</text:p>
          </table:table-cell>
          <table:table-cell office:value-type="string" calcext:value-type="string">
            <text:p>select count(*) as ?x where { &lt;A&gt; <text:s/>dbo:author ?x1 . ?x1 dbo:deathDate ?x <text:s/>} </text:p>
          </table:table-cell>
          <table:table-cell office:value-type="string" calcext:value-type="string">
            <text:p>select distinct(?a) where { ?a dbo:author [] . ?a <text:s/>dbo:author ?x1 . ?x1 <text:s/>dbo:deathDate ?x } </text:p>
          </table:table-cell>
          <table:table-cell office:value-type="float" office:value="0.00000992851138417366" calcext:value-type="float">
            <text:p>9.92851138417366E-06</text:p>
          </table:table-cell>
        </table:table-row>
        <table:table-row table:style-name="ro1">
          <table:table-cell office:value-type="string" calcext:value-type="string">
            <text:p>dbo:Film</text:p>
          </table:table-cell>
          <table:table-cell table:number-columns-repeated="2"/>
          <table:table-cell office:value-type="string" calcext:value-type="string">
            <text:p>Which one is the oldest based on death date of author of &lt;A&gt; ?</text:p>
          </table:table-cell>
          <table:table-cell office:value-type="string" calcext:value-type="string">
            <text:p>select distinct(?x) where { &lt;A&gt; <text:s/>dbo:author ?x1 . ?x1 dbo:deathDate ?x <text:s/>} order by ?x limit 1 </text:p>
          </table:table-cell>
          <table:table-cell office:value-type="string" calcext:value-type="string">
            <text:p>select distinct(?a) where { ?a dbo:author [] . ?a <text:s/>dbo:author ?x1 . ?x1 <text:s/>dbo:deathDate ?x } </text:p>
          </table:table-cell>
          <table:table-cell office:value-type="float" office:value="0.00000992851138417366" calcext:value-type="float">
            <text:p>9.92851138417366E-06</text:p>
          </table:table-cell>
        </table:table-row>
        <table:table-row table:style-name="ro1">
          <table:table-cell office:value-type="string" calcext:value-type="string">
            <text:p>dbo:Film</text:p>
          </table:table-cell>
          <table:table-cell table:number-columns-repeated="2"/>
          <table:table-cell office:value-type="string" calcext:value-type="string">
            <text:p>Where is the <text:s/>death place of author of &lt;A&gt; ?</text:p>
          </table:table-cell>
          <table:table-cell office:value-type="string" calcext:value-type="string">
            <text:p>select ?x where { &lt;A&gt; <text:s/>dbo:author ?x1 . ?x1 dbo:deathPlace ?x <text:s/>} </text:p>
          </table:table-cell>
          <table:table-cell office:value-type="string" calcext:value-type="string">
            <text:p>select distinct(?a) where { ?a dbo:author [] . ?a <text:s/>dbo:author ?x1 . ?x1 <text:s/>dbo:deathPlace ?x } </text:p>
          </table:table-cell>
          <table:table-cell office:value-type="float" office:value="0.0000181122059807699" calcext:value-type="float">
            <text:p>1.81122059807699E-05</text:p>
          </table:table-cell>
        </table:table-row>
        <table:table-row table:style-name="ro1">
          <table:table-cell office:value-type="string" calcext:value-type="string">
            <text:p>dbo:Film</text:p>
          </table:table-cell>
          <table:table-cell table:number-columns-repeated="2"/>
          <table:table-cell office:value-type="string" calcext:value-type="string">
            <text:p>What is the number of <text:s/>death place of author of &lt;A&gt; ?</text:p>
          </table:table-cell>
          <table:table-cell office:value-type="string" calcext:value-type="string">
            <text:p>select count(*) as ?x where { &lt;A&gt; <text:s/>dbo:author ?x1 . ?x1 dbo:deathPlace ?x <text:s/>} </text:p>
          </table:table-cell>
          <table:table-cell office:value-type="string" calcext:value-type="string">
            <text:p>select distinct(?a) where { ?a dbo:author [] . ?a <text:s/>dbo:author ?x1 . ?x1 <text:s/>dbo:deathPlace ?x } </text:p>
          </table:table-cell>
          <table:table-cell office:value-type="float" office:value="0.0000181122059807699" calcext:value-type="float">
            <text:p>1.81122059807699E-05</text:p>
          </table:table-cell>
        </table:table-row>
        <table:table-row table:style-name="ro1">
          <table:table-cell office:value-type="string" calcext:value-type="string">
            <text:p>dbo:Film</text:p>
          </table:table-cell>
          <table:table-cell table:number-columns-repeated="2"/>
          <table:table-cell office:value-type="string" calcext:value-type="string">
            <text:p>What is the <text:s/>death year of author of &lt;A&gt; ?</text:p>
          </table:table-cell>
          <table:table-cell office:value-type="string" calcext:value-type="string">
            <text:p>select ?x where { &lt;A&gt; <text:s/>dbo:author ?x1 . ?x1 dbo:deathYear ?x <text:s/>} </text:p>
          </table:table-cell>
          <table:table-cell office:value-type="string" calcext:value-type="string">
            <text:p>select distinct(?a) where { ?a dbo:author [] . ?a <text:s/>dbo:author ?x1 . ?x1 <text:s/>dbo:deathYear ?x } </text:p>
          </table:table-cell>
          <table:table-cell office:value-type="float" office:value="0.0000230304805135678" calcext:value-type="float">
            <text:p>2.30304805135678E-05</text:p>
          </table:table-cell>
        </table:table-row>
        <calcext:conditional-formats>
          <calcext:conditional-format calcext:target-range-address="sentence_and_template_generator.A1:sentence_and_template_generator.G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4T00:32:18.942361982</dc:date>
    <meta:editing-duration>PT1M27S</meta:editing-duration>
    <meta:editing-cycles>1</meta:editing-cycles>
    <meta:document-statistic meta:table-count="1" meta:cell-count="160" meta:object-count="0"/>
    <meta:generator>LibreOffice/6.0.7.3$Linux_X86_64 LibreOffice_project/00m0$Build-3</meta:generator>
  </office:meta>
</office:document-meta>
</file>